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ype___string.xml" manifest:media-type="text/xml"/>
  <manifest:file-entry manifest:full-path="Basic/Standard/tools___strings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dictionary.xml" manifest:media-type="text/xml"/>
  <manifest:file-entry manifest:full-path="Basic/Standard/document.xml" manifest:media-type="text/xml"/>
  <manifest:file-entry manifest:full-path="Basic/Standard/base___multiline_code.xml" manifest:media-type="text/xml"/>
  <manifest:file-entry manifest:full-path="Basic/Standard/document___sheets.xml" manifest:media-type="text/xml"/>
  <manifest:file-entry manifest:full-path="Basic/Standard/_work_place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type___array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2"/>
          <table:table-cell table:number-columns-repeated="2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 table:number-columns-repeated="2"/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가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다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</table:table>
      <table:table table:name="data_3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" table:target-range-address="data_2.A2:data_2.C8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00/00/00</text:date>, <text:time style:data-style-name="N2" text:time-value="04:28:59.34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30T05:24:56.642000000</dc:date>
    <meta:editing-duration>PT4H39M34S</meta:editing-duration>
    <meta:editing-cycles>61</meta:editing-cycles>
    <meta:generator>LibreOffice/7.5.5.2$Windows_X86_64 LibreOffice_project/ca8fe7424262805f223b9a2334bc7181abbcbf5e</meta:generator>
    <meta:document-statistic meta:table-count="3" meta:cell-count="95" meta:object-count="0"/>
  </office:meta>
</office:document-meta>
</file>

<file path=Basic/Standard/_work_place.xml><?xml version="1.0" encoding="utf-8"?>
<!DOCTYPE module  PUBLIC '-//OpenOffice.org//DTD OfficeDocument 1.0//EN'  'module.dtd'>
<script:module xmlns:script="http://openoffice.org/2000/script" script:name="_work_place" script:language="StarBasic" script:moduleType="normal">'
' REF : https://help.libreoffice.org/latest/ro/text/sbasic/shared/03/lib_tools.html?&amp;DbPAR=SHARED&amp;System=WIN#strings_module
'

Sub C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


Sub B

REM updates the "Table of Contents" in a text doc
Dim allindexes, index As Object
    'allindexes = ThisComponent.getDocumentIndexes()
   ' index = allindexes.getByName("Table of Contents1")
    REM use the default name for Table of Contents and a 1
   ' index.update()
    
   ' MsgBox index
    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document as Object
	document = ThisComponent
	
	
	'
	' Sheets
	'
	Dim sheets as Object
	sheets = document.Sheets
	
	
	'
	' Sheet Count
	'
	Dim i, cnt as Integer : cnt = sheets.Count - 1
	Dim s as String
	
	
	'
	' Index 로 Sheet 가져오기
	'
	s = s &amp; document.Title &amp; Chr( 10 ) &amp; Chr( 10 )
	For i = 0 to cnt
		s = s &amp; i &amp; " : " &amp; sheets( i ).Name &amp; Chr( 10 )
	Next i
	
	
	
	MsgBox( s 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data_2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
    
End Sub




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dictionar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_work_place"/>
  <library:element library:name="type___number"/>
  <library:element library:name="type___array"/>
</library:library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Dim a as Variant
	a = Array( 10, 20, 30 )
	
	MsgBox( a( 0 ) &amp; a( 1 ) &amp; a( 2 ) )

End Sub



Sub type___array___declaration_2

	Dim a( 1 to 3 ) as Integer
	a( 1 ) = 100
	a( 2 ) = 20
	a( 3 ) = 3
	
	Dim result as Integer
	For Each i In a
		result = result + i
	Next i
	
	MsgBox( result )

End Sub
</script:module>
</file>

<file path=Basic/Standard/type___dictionary.xml><?xml version="1.0" encoding="utf-8"?>
<!DOCTYPE module  PUBLIC '-//OpenOffice.org//DTD OfficeDocument 1.0//EN'  'module.dtd'>
<script:module xmlns:script="http://openoffice.org/2000/script" script:name="type___dictionary" script:language="StarBasic" script:moduleType="normal">REM  *****  LibreOffice VBA  *****

Option Explicit

'
' REF : https://help.libreoffice.org/latest/ko/text/sbasic/shared/03/sf_dictionary.html
'

Sub type_dictionary

	GlobalScope.BasicLibraries.LoadLibrary("ScriptForge")
	
	Dim dic as Variant
	
	dic = CreateScriptService("Dictionary")
	
	dic.Add( "a", 100 )
	dic.Add( "b", 200 )
	dic.Add( "c", 300 )
	
	Dim keys as Variant, i as Variant
	keys = dic.Keys()
	For Each i in keys
		MsgBox( i &amp; " : " &amp; dic.Item( i ) )
	Next i

End Sub
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
	'
	Dim hex as Byte : hex = &amp;HFF ' 255
	
	MsgBox( hex )
	
	
	'
	' Octal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append 1"
	
	s = s &amp; Chr( 10 ) &amp; "append 2"
	
	'
	' 안돼
	'
	s = s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1 )
	view = view &amp; Chr( 10 )
	
	
	'
	' Mid : 지정한 위치를 기준으로 Index를 적용
	'
	view = view  &amp; "Mid : "&amp; Mid( s, 6, 1 )
	view = view &amp; Chr( 10 )
	
	
	MsgBox( view )

End Sub




Sub type_string___Instr

	Dim s as String : s = "test string"	
	
	MsgBox( Instr( 1, s, "es" ) )

End Sub




Sub type_string___MultiByte

	Dim s as String : s = "한국어"	
	
	Dim b() As Byte : b = Left( s, 1 )
	b( 1 )
	
	MsgBox( b( 1 ) )

End Sub
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